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color="#ff6666"/>
    </style:style>
  </office:automatic-styles>
  <office:body>
    <office:spreadsheet>
      <table:calculation-settings table:automatic-find-labels="false" table:use-regular-expressions="false" table:use-wildcards="true"/>
      <table:table table:name="Feuille1_2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uche</text:p>
          </table:table-cell>
          <table:table-cell office:value-type="string" calcext:value-type="string">
            <text:p>scancode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ascii+shift</text:p>
          </table:table-cell>
          <table:table-cell office:value-type="string" calcext:value-type="string">
            <text:p>ascii+altgr</text:p>
          </table:table-cell>
          <table:table-cell/>
          <table:table-cell office:value-type="string" calcext:value-type="string">
            <text:p>scancode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DEC2HEX([.F2]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DEC2HEX([.F3])" office:value-type="string" office:string-value="1" calcext:value-type="string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DEC2HEX([.F4])" office:value-type="string" office:string-value="2" calcext:value-type="string">
            <text:p>2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DEC2HEX([.F5])" office:value-type="string" office:string-value="3" calcext:value-type="string">
            <text:p>3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DEC2HEX([.F6])" office:value-type="string" office:string-value="4" calcext:value-type="string">
            <text:p>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DEC2HEX([.F7])" office:value-type="string" office:string-value="5" calcext:value-type="string">
            <text:p>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DEC2HEX([.F8])" office:value-type="string" office:string-value="6" calcext:value-type="string">
            <text:p>6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DEC2HEX([.F9])" office:value-type="string" office:string-value="7" calcext:value-type="string">
            <text:p>7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DEC2HEX([.F10])" office:value-type="string" office:string-value="8" calcext:value-type="string">
            <text:p>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DEC2HEX([.F11])" office:value-type="string" office:string-value="9" calcext:value-type="string">
            <text:p>9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0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DEC2HEX([.F12]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0b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DEC2HEX([.F13]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0c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DEC2HEX([.F14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DEC2HEX([.F15])" office:value-type="string" office:string-value="D" calcext:value-type="string">
            <text:p>D</text:p>
          </table:table-cell>
        </table:table-row>
        <table:table-row table:style-name="ro1">
          <table:table-cell office:value-type="string" calcext:value-type="string">
            <text:p>₂</text:p>
          </table:table-cell>
          <table:table-cell office:value-type="string" calcext:value-type="string">
            <text:p>0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DEC2HEX([.F16])" office:value-type="string" office:string-value="E" calcext:value-type="string">
            <text:p>E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DEC2HEX([.F17])" office:value-type="string" office:string-value="F" calcext:value-type="string">
            <text:p>F</text:p>
          </table:table-cell>
        </table:table-row>
        <table:table-row table:style-name="ro1"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formula="of:=DEC2HEX([.F18])" office:value-type="string" office:string-value="10" calcext:value-type="string">
            <text:p>10</text:p>
          </table:table-cell>
        </table:table-row>
        <table:table-row table:style-name="ro1"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formula="of:=DEC2HEX([.F19])" office:value-type="string" office:string-value="11" calcext:value-type="string">
            <text:p>11</text:p>
          </table:table-cell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DEC2HEX([.F20])" office:value-type="string" office:string-value="12" calcext:value-type="string">
            <text:p>12</text:p>
          </table:table-cell>
        </table:table-row>
        <table:table-row table:style-name="ro1"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table:formula="of:=DEC2HEX([.F21])" office:value-type="string" office:string-value="13" calcext:value-type="string">
            <text:p>13</text:p>
          </table:table-cell>
        </table:table-row>
        <table:table-row table:style-name="ro1">
          <table:table-cell table:style-name="Default" table:number-columns-repeated="5"/>
          <table:table-cell office:value-type="float" office:value="20" calcext:value-type="float">
            <text:p>20</text:p>
          </table:table-cell>
          <table:table-cell table:formula="of:=DEC2HEX([.F22])" office:value-type="string" office:string-value="14" calcext:value-type="string">
            <text:p>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DEC2HEX([.F23])" office:value-type="string" office:string-value="15" calcext:value-type="string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4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HEX([.F24])" office:value-type="string" office:string-value="16" calcext:value-type="string">
            <text:p>16</text:p>
          </table:table-cell>
        </table:table-row>
        <table:table-row table:style-name="ro1">
          <table:table-cell table:style-name="Default" table:number-columns-repeated="5"/>
          <table:table-cell office:value-type="float" office:value="23" calcext:value-type="float">
            <text:p>23</text:p>
          </table:table-cell>
          <table:table-cell table:formula="of:=DEC2HEX([.F25])" office:value-type="string" office:string-value="17" calcext:value-type="string">
            <text:p>17</text:p>
          </table:table-cell>
        </table:table-row>
        <table:table-row table:style-name="ro1">
          <table:table-cell table:style-name="Default" table:number-columns-repeated="5"/>
          <table:table-cell office:value-type="float" office:value="24" calcext:value-type="float">
            <text:p>24</text:p>
          </table:table-cell>
          <table:table-cell table:formula="of:=DEC2HEX([.F26])" office:value-type="string" office:string-value="18" calcext:value-type="string">
            <text:p>18</text:p>
          </table:table-cell>
        </table:table-row>
        <table:table-row table:style-name="ro1">
          <table:table-cell table:style-name="Default" table:number-columns-repeated="5"/>
          <table:table-cell office:value-type="float" office:value="25" calcext:value-type="float">
            <text:p>25</text:p>
          </table:table-cell>
          <table:table-cell table:formula="of:=DEC2HEX([.F27])" office:value-type="string" office:string-value="19" calcext:value-type="string">
            <text:p>1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1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DEC2HEX([.F28])" office:value-type="string" office:string-value="1A" calcext:value-type="string">
            <text:p>1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DEC2HEX([.F29])" office:value-type="string" office:string-value="1B" calcext:value-type="string">
            <text:p>1B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DEC2HEX([.F30])" office:value-type="string" office:string-value="1C" calcext:value-type="string">
            <text:p>1C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2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DEC2HEX([.F31])" office:value-type="string" office:string-value="1D" calcext:value-type="string">
            <text:p>1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table:style-name="Default"/>
          <table:table-cell office:value-type="string" calcext:value-type="string">
            <text:p>50</text:p>
          </table:table-cell>
          <table:table-cell office:value-type="string" calcext:value-type="string">
            <text:p>126</text:p>
          </table:table-cell>
          <table:table-cell office:value-type="float" office:value="30" calcext:value-type="float">
            <text:p>30</text:p>
          </table:table-cell>
          <table:table-cell table:formula="of:=DEC2HEX([.F32])" office:value-type="string" office:string-value="1E" calcext:value-type="string">
            <text:p>1E</text:p>
          </table:table-cell>
        </table:table-row>
        <table:table-row table:style-name="ro1">
          <table:table-cell table:style-name="Default" table:number-columns-repeated="5"/>
          <table:table-cell office:value-type="float" office:value="31" calcext:value-type="float">
            <text:p>31</text:p>
          </table:table-cell>
          <table:table-cell table:formula="of:=DEC2HEX([.F33])" office:value-type="string" office:string-value="1F" calcext:value-type="string">
            <text:p>1F</text:p>
          </table:table-cell>
        </table:table-row>
        <table:table-row table:style-name="ro1">
          <table:table-cell table:style-name="Default" table:number-columns-repeated="5"/>
          <table:table-cell office:value-type="float" office:value="32" calcext:value-type="float">
            <text:p>32</text:p>
          </table:table-cell>
          <table:table-cell table:formula="of:=DEC2HEX([.F34])" office:value-type="string" office:string-value="20" calcext:value-type="string">
            <text:p>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DEC2HEX([.F35])" office:value-type="string" office:string-value="21" calcext:value-type="string">
            <text:p>2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2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DEC2HEX([.F36])" office:value-type="string" office:string-value="22" calcext:value-type="string">
            <text:p>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DEC2HEX([.F37])" office:value-type="string" office:string-value="23" calcext:value-type="string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0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DEC2HEX([.F38])" office:value-type="string" office:string-value="24" calcext:value-type="string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23</text:p>
          </table:table-cell>
          <table:table-cell office:value-type="float" office:value="37" calcext:value-type="float">
            <text:p>37</text:p>
          </table:table-cell>
          <table:table-cell table:formula="of:=DEC2HEX([.F39])" office:value-type="string" office:string-value="25" calcext:value-type="string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6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35</text:p>
          </table:table-cell>
          <table:table-cell office:value-type="float" office:value="38" calcext:value-type="float">
            <text:p>38</text:p>
          </table:table-cell>
          <table:table-cell table:formula="of:=DEC2HEX([.F40])" office:value-type="string" office:string-value="26" calcext:value-type="string">
            <text:p>26</text:p>
          </table:table-cell>
        </table:table-row>
        <table:table-row table:style-name="ro1">
          <table:table-cell table:style-name="Default" table:number-columns-repeated="5"/>
          <table:table-cell office:value-type="float" office:value="39" calcext:value-type="float">
            <text:p>39</text:p>
          </table:table-cell>
          <table:table-cell table:formula="of:=DEC2HEX([.F41])" office:value-type="string" office:string-value="27" calcext:value-type="string">
            <text:p>27</text:p>
          </table:table-cell>
        </table:table-row>
        <table:table-row table:style-name="ro1">
          <table:table-cell table:style-name="Default" table:number-columns-repeated="5"/>
          <table:table-cell office:value-type="float" office:value="40" calcext:value-type="float">
            <text:p>40</text:p>
          </table:table-cell>
          <table:table-cell table:formula="of:=DEC2HEX([.F42])" office:value-type="string" office:string-value="28" calcext:value-type="string">
            <text:p>28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DEC2HEX([.F43])" office:value-type="string" office:string-value="29" calcext:value-type="string">
            <text:p>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DEC2HEX([.F44])" office:value-type="string" office:string-value="2A" calcext:value-type="string">
            <text:p>2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DEC2HEX([.F45])" office:value-type="string" office:string-value="2B" calcext:value-type="string">
            <text:p>2B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1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DEC2HEX([.F46])" office:value-type="string" office:string-value="2C" calcext:value-type="string">
            <text:p>2C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DEC2HEX([.F47])" office:value-type="string" office:string-value="2D" calcext:value-type="string">
            <text:p>2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E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91</text:p>
          </table:table-cell>
          <table:table-cell office:value-type="float" office:value="46" calcext:value-type="float">
            <text:p>46</text:p>
          </table:table-cell>
          <table:table-cell table:formula="of:=DEC2HEX([.F48])" office:value-type="string" office:string-value="2E" calcext:value-type="string">
            <text:p>2E</text:p>
          </table:table-cell>
        </table:table-row>
        <table:table-row table:style-name="ro1">
          <table:table-cell table:style-name="Default" table:number-columns-repeated="5"/>
          <table:table-cell office:value-type="float" office:value="47" calcext:value-type="float">
            <text:p>47</text:p>
          </table:table-cell>
          <table:table-cell table:formula="of:=DEC2HEX([.F49])" office:value-type="string" office:string-value="2F" calcext:value-type="string">
            <text:p>2F</text:p>
          </table:table-cell>
        </table:table-row>
        <table:table-row table:style-name="ro1">
          <table:table-cell table:style-name="Default" table:number-columns-repeated="5"/>
          <table:table-cell office:value-type="float" office:value="48" calcext:value-type="float">
            <text:p>48</text:p>
          </table:table-cell>
          <table:table-cell table:formula="of:=DEC2HEX([.F50]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1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DEC2HEX([.F51])" office:value-type="string" office:string-value="31" calcext:value-type="string">
            <text:p>3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9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DEC2HEX([.F52]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0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DEC2HEX([.F53])" office:value-type="string" office:string-value="33" calcext:value-type="string">
            <text:p>3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0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DEC2HEX([.F54])" office:value-type="string" office:string-value="34" calcext:value-type="string">
            <text:p>3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2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DEC2HEX([.F55])" office:value-type="string" office:string-value="35" calcext:value-type="string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6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24</text:p>
          </table:table-cell>
          <table:table-cell office:value-type="float" office:value="54" calcext:value-type="float">
            <text:p>54</text:p>
          </table:table-cell>
          <table:table-cell table:formula="of:=DEC2HEX([.F56])" office:value-type="string" office:string-value="36" calcext:value-type="string">
            <text:p>36</text:p>
          </table:table-cell>
        </table:table-row>
        <table:table-row table:style-name="ro1">
          <table:table-cell table:style-name="Default" table:number-columns-repeated="5"/>
          <table:table-cell office:value-type="float" office:value="55" calcext:value-type="float">
            <text:p>55</text:p>
          </table:table-cell>
          <table:table-cell table:formula="of:=DEC2HEX([.F57])" office:value-type="string" office:string-value="37" calcext:value-type="string">
            <text:p>37</text:p>
          </table:table-cell>
        </table:table-row>
        <table:table-row table:style-name="ro1">
          <table:table-cell table:style-name="Default" table:number-columns-repeated="5"/>
          <table:table-cell office:value-type="float" office:value="56" calcext:value-type="float">
            <text:p>56</text:p>
          </table:table-cell>
          <table:table-cell table:formula="of:=DEC2HEX([.F58])" office:value-type="string" office:string-value="38" calcext:value-type="string">
            <text:p>38</text:p>
          </table:table-cell>
        </table:table-row>
        <table:table-row table:style-name="ro1">
          <table:table-cell table:style-name="Default" table:number-columns-repeated="5"/>
          <table:table-cell office:value-type="float" office:value="57" calcext:value-type="float">
            <text:p>57</text:p>
          </table:table-cell>
          <table:table-cell table:formula="of:=DEC2HEX([.F59])" office:value-type="string" office:string-value="39" calcext:value-type="string">
            <text:p>39</text:p>
          </table:table-cell>
        </table:table-row>
        <table:table-row table:style-name="ro1">
          <table:table-cell office:value-type="string" calcext:value-type="string">
            <text:p>virgul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DEC2HEX([.F60])" office:value-type="string" office:string-value="3A" calcext:value-type="string">
            <text:p>3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0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DEC2HEX([.F61])" office:value-type="string" office:string-value="3B" calcext:value-type="string">
            <text:p>3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1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DEC2HEX([.F62])" office:value-type="string" office:string-value="3C" calcext:value-type="string">
            <text:p>3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style-name="Default"/>
          <table:table-cell office:value-type="string" calcext:value-type="string">
            <text:p>55</text:p>
          </table:table-cell>
          <table:table-cell office:value-type="string" calcext:value-type="string">
            <text:p>96</text:p>
          </table:table-cell>
          <table:table-cell office:value-type="float" office:value="61" calcext:value-type="float">
            <text:p>61</text:p>
          </table:table-cell>
          <table:table-cell table:formula="of:=DEC2HEX([.F63])" office:value-type="string" office:string-value="3D" calcext:value-type="string">
            <text:p>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E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92</text:p>
          </table:table-cell>
          <table:table-cell office:value-type="float" office:value="62" calcext:value-type="float">
            <text:p>62</text:p>
          </table:table-cell>
          <table:table-cell table:formula="of:=DEC2HEX([.F64])" office:value-type="string" office:string-value="3E" calcext:value-type="string">
            <text:p>3E</text:p>
          </table:table-cell>
        </table:table-row>
        <table:table-row table:style-name="ro1">
          <table:table-cell table:style-name="Default" table:number-columns-repeated="5"/>
          <table:table-cell office:value-type="float" office:value="63" calcext:value-type="float">
            <text:p>63</text:p>
          </table:table-cell>
          <table:table-cell table:formula="of:=DEC2HEX([.F65])" office:value-type="string" office:string-value="3F" calcext:value-type="string">
            <text:p>3F</text:p>
          </table:table-cell>
        </table:table-row>
        <table:table-row table:style-name="ro1">
          <table:table-cell table:style-name="Default" table:number-columns-repeated="5"/>
          <table:table-cell office:value-type="float" office:value="64" calcext:value-type="float">
            <text:p>64</text:p>
          </table:table-cell>
          <table:table-cell table:formula="of:=DEC2HEX([.F66])" office:value-type="string" office:string-value="40" calcext:value-type="string">
            <text:p>40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DEC2HEX([.F67])" office:value-type="string" office:string-value="41" calcext:value-type="string">
            <text:p>4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0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DEC2HEX([.F68])" office:value-type="string" office:string-value="42" calcext:value-type="string">
            <text:p>4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0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DEC2HEX([.F69])" office:value-type="string" office:string-value="43" calcext:value-type="string">
            <text:p>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11</text:p>
          </table:table-cell>
          <table:table-cell table:style-name="Default"/>
          <table:table-cell/>
          <table:table-cell office:value-type="float" office:value="68" calcext:value-type="float">
            <text:p>68</text:p>
          </table:table-cell>
          <table:table-cell table:formula="of:=DEC2HEX([.F70])" office:value-type="string" office:string-value="44" calcext:value-type="string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5</text:p>
          </table:table-cell>
          <table:table-cell table:style-name="Default"/>
          <table:table-cell office:value-type="string" calcext:value-type="string">
            <text:p>48</text:p>
          </table:table-cell>
          <table:table-cell office:value-type="string" calcext:value-type="string">
            <text:p>64</text:p>
          </table:table-cell>
          <table:table-cell office:value-type="float" office:value="69" calcext:value-type="float">
            <text:p>69</text:p>
          </table:table-cell>
          <table:table-cell table:formula="of:=DEC2HEX([.F71])" office:value-type="string" office:string-value="45" calcext:value-type="string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6</text:p>
          </table:table-cell>
          <table:table-cell table:style-name="Default"/>
          <table:table-cell office:value-type="string" calcext:value-type="string">
            <text:p>57</text:p>
          </table:table-cell>
          <table:table-cell office:value-type="string" calcext:value-type="string">
            <text:p>94</text:p>
          </table:table-cell>
          <table:table-cell office:value-type="float" office:value="70" calcext:value-type="float">
            <text:p>70</text:p>
          </table:table-cell>
          <table:table-cell table:formula="of:=DEC2HEX([.F72])" office:value-type="string" office:string-value="46" calcext:value-type="string">
            <text:p>46</text:p>
          </table:table-cell>
        </table:table-row>
        <table:table-row table:style-name="ro1">
          <table:table-cell table:style-name="Default" table:number-columns-repeated="5"/>
          <table:table-cell office:value-type="float" office:value="71" calcext:value-type="float">
            <text:p>71</text:p>
          </table:table-cell>
          <table:table-cell table:formula="of:=DEC2HEX([.F73])" office:value-type="string" office:string-value="47" calcext:value-type="string">
            <text:p>47</text:p>
          </table:table-cell>
        </table:table-row>
        <table:table-row table:style-name="ro1">
          <table:table-cell table:style-name="Default" table:number-columns-repeated="5"/>
          <table:table-cell office:value-type="float" office:value="72" calcext:value-type="float">
            <text:p>72</text:p>
          </table:table-cell>
          <table:table-cell table:formula="of:=DEC2HEX([.F74])" office:value-type="string" office:string-value="48" calcext:value-type="string">
            <text:p>48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DEC2HEX([.F75])" office:value-type="string" office:string-value="49" calcext:value-type="string">
            <text:p>49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DEC2HEX([.F76])" office:value-type="string" office:string-value="4A" calcext:value-type="string">
            <text:p>4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0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DEC2HEX([.F77])" office:value-type="string" office:string-value="4B" calcext:value-type="string">
            <text:p>4B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10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DEC2HEX([.F78])" office:value-type="string" office:string-value="4C" calcext:value-type="string">
            <text:p>4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DEC2HEX([.F79])" office:value-type="string" office:string-value="4D" calcext:value-type="string">
            <text:p>4D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DEC2HEX([.F80])" office:value-type="string" office:string-value="4E" calcext:value-type="string">
            <text:p>4E</text:p>
          </table:table-cell>
        </table:table-row>
        <table:table-row table:style-name="ro1">
          <table:table-cell table:style-name="Default" table:number-columns-repeated="5"/>
          <table:table-cell office:value-type="float" office:value="79" calcext:value-type="float">
            <text:p>79</text:p>
          </table:table-cell>
          <table:table-cell table:formula="of:=DEC2HEX([.F81])" office:value-type="string" office:string-value="4F" calcext:value-type="string">
            <text:p>4F</text:p>
          </table:table-cell>
        </table:table-row>
        <table:table-row table:style-name="ro1">
          <table:table-cell table:style-name="Default" table:number-columns-repeated="5"/>
          <table:table-cell office:value-type="float" office:value="80" calcext:value-type="float">
            <text:p>80</text:p>
          </table:table-cell>
          <table:table-cell table:formula="of:=DEC2HEX([.F82])" office:value-type="string" office:string-value="50" calcext:value-type="string">
            <text:p>50</text:p>
          </table:table-cell>
        </table:table-row>
        <table:table-row table:style-name="ro1">
          <table:table-cell table:style-name="Default" table:number-columns-repeated="5"/>
          <table:table-cell office:value-type="float" office:value="81" calcext:value-type="float">
            <text:p>81</text:p>
          </table:table-cell>
          <table:table-cell table:formula="of:=DEC2HEX([.F83])" office:value-type="string" office:string-value="51" calcext:value-type="string">
            <text:p>51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5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DEC2HEX([.F84])" office:value-type="string" office:string-value="52" calcext:value-type="string">
            <text:p>52</text:p>
          </table:table-cell>
        </table:table-row>
        <table:table-row table:style-name="ro1">
          <table:table-cell table:style-name="Default" table:number-columns-repeated="5"/>
          <table:table-cell office:value-type="float" office:value="83" calcext:value-type="float">
            <text:p>83</text:p>
          </table:table-cell>
          <table:table-cell table:formula="of:=DEC2HEX([.F85])" office:value-type="string" office:string-value="53" calcext:value-type="string">
            <text:p>53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9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DEC2HEX([.F86])" office:value-type="string" office:string-value="54" calcext:value-type="string">
            <text:p>54</text:p>
          </table:table-cell>
        </table:table-row>
        <table:table-row table:style-name="ro1">
          <table:table-cell office:value-type="string" calcext:value-type="string">
            <text:p>egal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DEC2HEX([.F87])" office:value-type="string" office:string-value="55" calcext:value-type="string">
            <text:p>55</text:p>
          </table:table-cell>
        </table:table-row>
        <table:table-row table:style-name="ro1">
          <table:table-cell table:style-name="Default" table:number-columns-repeated="5"/>
          <table:table-cell office:value-type="float" office:value="86" calcext:value-type="float">
            <text:p>86</text:p>
          </table:table-cell>
          <table:table-cell table:formula="of:=DEC2HEX([.F88])" office:value-type="string" office:string-value="56" calcext:value-type="string">
            <text:p>56</text:p>
          </table:table-cell>
        </table:table-row>
        <table:table-row table:style-name="ro1">
          <table:table-cell table:style-name="Default" table:number-columns-repeated="5"/>
          <table:table-cell office:value-type="float" office:value="87" calcext:value-type="float">
            <text:p>87</text:p>
          </table:table-cell>
          <table:table-cell table:formula="of:=DEC2HEX([.F89])" office:value-type="string" office:string-value="57" calcext:value-type="string">
            <text:p>57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5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DEC2HEX([.F90])" office:value-type="string" office:string-value="58" calcext:value-type="string">
            <text:p>58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5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DEC2HEX([.F91])" office:value-type="string" office:string-value="59" calcext:value-type="string">
            <text:p>59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5A</text:p>
          </table:table-cell>
          <table:table-cell table:style-name="ce3" office:value-type="string" calcext:value-type="string">
            <text:p>1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DEC2HEX([.F92])" office:value-type="string" office:string-value="5A" calcext:value-type="string">
            <text:p>5A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DEC2HEX([.F93])" office:value-type="string" office:string-value="5B" calcext:value-type="string">
            <text:p>5B</text:p>
          </table:table-cell>
        </table:table-row>
        <table:table-row table:style-name="ro1">
          <table:table-cell table:style-name="Default" table:number-columns-repeated="5"/>
          <table:table-cell office:value-type="float" office:value="92" calcext:value-type="float">
            <text:p>92</text:p>
          </table:table-cell>
          <table:table-cell table:formula="of:=DEC2HEX([.F94])" office:value-type="string" office:string-value="5C" calcext:value-type="string">
            <text:p>5C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DEC2HEX([.F95])" office:value-type="string" office:string-value="5D" calcext:value-type="string">
            <text:p>5D</text:p>
          </table:table-cell>
        </table:table-row>
        <table:table-row table:style-name="ro1"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DEC2HEX([.F96])" office:value-type="string" office:string-value="5E" calcext:value-type="string">
            <text:p>5E</text:p>
          </table:table-cell>
        </table:table-row>
        <table:table-row table:style-name="ro1">
          <table:table-cell table:style-name="Default" table:number-columns-repeated="5"/>
          <table:table-cell office:value-type="float" office:value="95" calcext:value-type="float">
            <text:p>95</text:p>
          </table:table-cell>
          <table:table-cell table:formula="of:=DEC2HEX([.F97])" office:value-type="string" office:string-value="5F" calcext:value-type="string">
            <text:p>5F</text:p>
          </table:table-cell>
        </table:table-row>
        <table:table-row table:style-name="ro1">
          <table:table-cell table:style-name="Default" table:number-columns-repeated="5"/>
          <table:table-cell office:value-type="float" office:value="96" calcext:value-type="float">
            <text:p>96</text:p>
          </table:table-cell>
          <table:table-cell table:formula="of:=DEC2HEX([.F98])" office:value-type="string" office:string-value="60" calcext:value-type="string">
            <text:p>60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DEC2HEX([.F99])" office:value-type="string" office:string-value="61" calcext:value-type="string">
            <text:p>61</text:p>
          </table:table-cell>
        </table:table-row>
        <table:table-row table:style-name="ro1">
          <table:table-cell table:style-name="Default" table:number-columns-repeated="5"/>
          <table:table-cell office:value-type="float" office:value="98" calcext:value-type="float">
            <text:p>98</text:p>
          </table:table-cell>
          <table:table-cell table:formula="of:=DEC2HEX([.F100])" office:value-type="string" office:string-value="62" calcext:value-type="string">
            <text:p>62</text:p>
          </table:table-cell>
        </table:table-row>
        <table:table-row table:style-name="ro1">
          <table:table-cell table:style-name="Default" table:number-columns-repeated="5"/>
          <table:table-cell office:value-type="float" office:value="99" calcext:value-type="float">
            <text:p>99</text:p>
          </table:table-cell>
          <table:table-cell table:formula="of:=DEC2HEX([.F101])" office:value-type="string" office:string-value="63" calcext:value-type="string">
            <text:p>63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DEC2HEX([.F102])" office:value-type="string" office:string-value="64" calcext:value-type="string">
            <text:p>64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DEC2HEX([.F103]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66</text:p>
          </table:table-cell>
          <table:table-cell table:style-name="ce3" office:value-type="string" calcext:value-type="string">
            <text:p>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DEC2HEX([.F104])" office:value-type="string" office:string-value="66" calcext:value-type="string">
            <text:p>66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DEC2HEX([.F105])" office:value-type="string" office:string-value="67" calcext:value-type="string">
            <text:p>67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DEC2HEX([.F106]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DEC2HEX([.F107])" office:value-type="string" office:string-value="69" calcext:value-type="string">
            <text:p>69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DEC2HEX([.F108])" office:value-type="string" office:string-value="6A" calcext:value-type="string">
            <text:p>6A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DEC2HEX([.F109])" office:value-type="string" office:string-value="6B" calcext:value-type="string">
            <text:p>6B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DEC2HEX([.F110])" office:value-type="string" office:string-value="6C" calcext:value-type="string">
            <text:p>6C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DEC2HEX([.F111])" office:value-type="string" office:string-value="6D" calcext:value-type="string">
            <text:p>6D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DEC2HEX([.F112])" office:value-type="string" office:string-value="6E" calcext:value-type="string">
            <text:p>6E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DEC2HEX([.F113])" office:value-type="string" office:string-value="6F" calcext:value-type="string">
            <text:p>6F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DEC2HEX([.F114]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p,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DEC2HEX([.F115])" office:value-type="string" office:string-value="71" calcext:value-type="string">
            <text:p>7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DEC2HEX([.F116])" office:value-type="string" office:string-value="72" calcext:value-type="string">
            <text:p>7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DEC2HEX([.F117])" office:value-type="string" office:string-value="73" calcext:value-type="string">
            <text:p>73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DEC2HEX([.F118])" office:value-type="string" office:string-value="74" calcext:value-type="string">
            <text:p>74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DEC2HEX([.F119])" office:value-type="string" office:string-value="75" calcext:value-type="string">
            <text:p>75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27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DEC2HEX([.F120])" office:value-type="string" office:string-value="76" calcext:value-type="string">
            <text:p>76</text:p>
          </table:table-cell>
        </table:table-row>
        <table:table-row table:style-name="ro1">
          <table:table-cell office:value-type="string" calcext:value-type="string">
            <text:p>pnum</text:p>
          </table:table-cell>
          <table:table-cell office:value-type="string" calcext:value-type="string">
            <text:p>77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DEC2HEX([.F121])" office:value-type="string" office:string-value="77" calcext:value-type="string">
            <text:p>77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DEC2HEX([.F122])" office:value-type="string" office:string-value="78" calcext:value-type="string">
            <text:p>78</text:p>
          </table:table-cell>
        </table:table-row>
        <table:table-row table:style-name="ro1">
          <table:table-cell office:value-type="string" calcext:value-type="string">
            <text:p>p+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DEC2HEX([.F123])" office:value-type="string" office:string-value="79" calcext:value-type="string">
            <text:p>7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DEC2HEX([.F124])" office:value-type="string" office:string-value="7A" calcext:value-type="string">
            <text:p>7A</text:p>
          </table:table-cell>
        </table:table-row>
        <table:table-row table:style-name="ro1">
          <table:table-cell office:value-type="string" calcext:value-type="string">
            <text:p>pmin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DEC2HEX([.F125])" office:value-type="string" office:string-value="7B" calcext:value-type="string">
            <text:p>7B</text:p>
          </table:table-cell>
        </table:table-row>
        <table:table-row table:style-name="ro1">
          <table:table-cell office:value-type="string" calcext:value-type="string">
            <text:p>pmul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DEC2HEX([.F126])" office:value-type="string" office:string-value="7C" calcext:value-type="string">
            <text:p>7C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DEC2HEX([.F127])" office:value-type="string" office:string-value="7D" calcext:value-type="string">
            <text:p>7D</text:p>
          </table:table-cell>
        </table:table-row>
        <table:table-row table:style-name="ro1">
          <table:table-cell office:value-type="string" calcext:value-type="string">
            <text:p>Arret</text:p>
          </table:table-cell>
          <table:table-cell office:value-type="string" calcext:value-type="string">
            <text:p>7E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DEC2HEX([.F128])" office:value-type="string" office:string-value="7E" calcext:value-type="string">
            <text:p>7E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DEC2HEX([.F129])" office:value-type="string" office:string-value="7F" calcext:value-type="string">
            <text:p>7F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DEC2HEX([.F130])" office:value-type="string" office:string-value="80" calcext:value-type="string">
            <text:p>80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formula="of:=DEC2HEX([.F131])" office:value-type="string" office:string-value="81" calcext:value-type="string">
            <text:p>81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table:formula="of:=DEC2HEX([.F132])" office:value-type="string" office:string-value="82" calcext:value-type="string">
            <text:p>82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DEC2HEX([.F133])" office:value-type="string" office:string-value="83" calcext:value-type="string">
            <text:p>83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table:formula="of:=DEC2HEX([.F134])" office:value-type="string" office:string-value="84" calcext:value-type="string">
            <text:p>84</text:p>
          </table:table-cell>
        </table:table-row>
        <table:table-row table:style-name="ro1">
          <table:table-cell table:number-columns-repeated="6"/>
          <table:table-cell table:formula="of:=DEC2HEX([.F13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 table:number-rows-repeated="10484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ESC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0c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0a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rret</text:p>
          </table:table-cell>
          <table:table-cell office:value-type="string" calcext:value-type="string">
            <text:p>7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₂</text:p>
          </table:table-cell>
          <table:table-cell office:value-type="string" calcext:value-type="string">
            <text:p>0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4E</text:p>
          </table:table-cell>
        </table:table-row>
        <table:table-row table:style-name="ro1">
          <table:table-cell office:value-type="string" calcext:value-type="string">
            <text:p>egal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0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2C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3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4D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5B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5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3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3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4B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4C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5D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5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2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virgule</text:p>
          </table:table-cell>
          <table:table-cell office:value-type="string" calcext:value-type="string">
            <text:p>3a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table:style-name="Default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4A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59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num</text:p>
          </table:table-cell>
          <table:table-cell office:value-type="string" calcext:value-type="string">
            <text:p>77</text:p>
          </table:table-cell>
        </table:table-row>
        <table:table-row table:style-name="ro1">
          <table:table-cell office:value-type="string" calcext:value-type="string">
            <text:p>pmul</text:p>
          </table:table-cell>
          <table:table-cell office:value-type="string" calcext:value-type="string">
            <text:p>7c</text:p>
          </table:table-cell>
        </table:table-row>
        <table:table-row table:style-name="ro1">
          <table:table-cell office:value-type="string" calcext:value-type="string">
            <text:p>pmin</text:p>
          </table:table-cell>
          <table:table-cell office:value-type="string" calcext:value-type="string">
            <text:p>7b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6c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7d</text:p>
          </table:table-cell>
        </table:table-row>
        <table:table-row table:style-name="ro1">
          <table:table-cell office:value-type="string" calcext:value-type="string">
            <text:p>p+</text:p>
          </table:table-cell>
          <table:table-cell office:value-type="string" calcext:value-type="string">
            <text:p>79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6b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73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7a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p,</text:p>
          </table:table-cell>
          <table:table-cell office:value-type="string" calcext:value-type="string">
            <text:p>71</text:p>
          </table:table-cell>
        </table:table-row>
        <table:table-row table:style-name="ro1" table:number-rows-repeated="104848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_2.A1:Feuille1_2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2:40:27.888686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FRANCOISE</meta:initial-creator>
    <meta:creation-date>2020-01-28T12:39:21.993402062</meta:creation-date>
    <dc:date>2020-01-30T13:07:17.889810604</dc:date>
    <dc:creator>Laurent FRANCOISE</dc:creator>
    <meta:editing-duration>PT34M14S</meta:editing-duration>
    <meta:editing-cycles>9</meta:editing-cycles>
    <meta:generator>LibreOffice/6.0.0.3$Linux_X86_64 LibreOffice_project/64a0f66915f38c6217de274f0aa8e15618924765</meta:generator>
    <meta:document-statistic meta:table-count="2" meta:cell-count="688" meta:object-count="0"/>
  </office:meta>
</office:document-meta>
</file>